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</office:font-face-decls>
  <office:automatic-styles>
    <style:style style:name="P1" style:family="paragraph" style:parent-style-name="Standard">
      <style:text-properties style:font-name="Sans serif"/>
    </style:style>
    <style:style style:name="P2" style:family="paragraph" style:parent-style-name="Standard">
      <style:paragraph-properties fo:text-align="center" style:justify-single-word="false"/>
      <style:text-properties style:font-name="Sans serif" fo:font-size="16pt" fo:font-weight="bold" officeooo:rsid="001ce1b1" officeooo:paragraph-rsid="001ce1b1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Sans serif" officeooo:rsid="00200195" officeooo:paragraph-rsid="00200195"/>
    </style:style>
    <style:style style:name="P4" style:family="paragraph" style:parent-style-name="Standard">
      <style:text-properties style:font-name="Sans serif" style:text-underline-style="none" officeooo:rsid="001ce1b1" officeooo:paragraph-rsid="00200195"/>
    </style:style>
    <style:style style:name="P5" style:family="paragraph" style:parent-style-name="Standard">
      <style:text-properties style:font-name="Sans serif" style:text-underline-style="none" officeooo:rsid="001ce1b1"/>
    </style:style>
    <style:style style:name="P6" style:family="paragraph" style:parent-style-name="Standard" style:list-style-name="L1">
      <style:text-properties style:font-name="Sans serif" officeooo:rsid="00200195" officeooo:paragraph-rsid="00200195"/>
    </style:style>
    <style:style style:name="P7" style:family="paragraph" style:parent-style-name="Standard" style:list-style-name="L1">
      <style:text-properties style:font-name="Sans serif" officeooo:rsid="00200195" officeooo:paragraph-rsid="0029fa78"/>
    </style:style>
    <style:style style:name="P8" style:family="paragraph" style:parent-style-name="Standard" style:list-style-name="L1">
      <style:text-properties style:font-name="Sans serif" officeooo:rsid="00200195" officeooo:paragraph-rsid="002d15b9"/>
    </style:style>
    <style:style style:name="P9" style:family="paragraph" style:parent-style-name="Standard" style:list-style-name="L1">
      <style:text-properties style:font-name="Sans serif" officeooo:paragraph-rsid="00200195"/>
    </style:style>
    <style:style style:name="P10" style:family="paragraph" style:parent-style-name="Standard" style:list-style-name="L1">
      <style:text-properties style:font-name="Sans serif" officeooo:paragraph-rsid="00238831"/>
    </style:style>
    <style:style style:name="P11" style:family="paragraph" style:parent-style-name="Standard" style:list-style-name="L1">
      <style:text-properties style:font-name="Sans serif"/>
    </style:style>
    <style:style style:name="P12" style:family="paragraph" style:parent-style-name="Standard" style:list-style-name="L1">
      <style:text-properties style:font-name="Sans serif" officeooo:rsid="0029fa78" officeooo:paragraph-rsid="0029fa78"/>
    </style:style>
    <style:style style:name="P13" style:family="paragraph" style:parent-style-name="Standard" style:list-style-name="L1">
      <style:text-properties style:font-name="Sans serif" officeooo:rsid="002665cf" officeooo:paragraph-rsid="002665cf"/>
    </style:style>
    <style:style style:name="P14" style:family="paragraph" style:parent-style-name="Standard" style:list-style-name="L1">
      <style:text-properties style:font-name="Sans serif" officeooo:rsid="00247cf0" officeooo:paragraph-rsid="00247cf0"/>
    </style:style>
    <style:style style:name="P15" style:family="paragraph" style:parent-style-name="Standard" style:list-style-name="L1">
      <style:text-properties style:font-name="Sans serif" officeooo:rsid="00257c2d" officeooo:paragraph-rsid="00257c2d"/>
    </style:style>
    <style:style style:name="P16" style:family="paragraph" style:parent-style-name="Standard" style:list-style-name="L1">
      <style:text-properties style:font-name="Sans serif" officeooo:rsid="0021447f" officeooo:paragraph-rsid="00238831"/>
    </style:style>
    <style:style style:name="P17" style:family="paragraph" style:parent-style-name="Standard" style:list-style-name="L1">
      <style:text-properties style:font-name="Sans serif" officeooo:rsid="0021f121" officeooo:paragraph-rsid="0021f121"/>
    </style:style>
    <style:style style:name="P18" style:family="paragraph" style:parent-style-name="Standard" style:list-style-name="L1">
      <style:text-properties style:font-name="Sans serif" officeooo:rsid="002b7b86" officeooo:paragraph-rsid="002b7b86"/>
    </style:style>
    <style:style style:name="T1" style:family="text">
      <style:text-properties officeooo:rsid="001ce1b1"/>
    </style:style>
    <style:style style:name="T2" style:family="text">
      <style:text-properties officeooo:rsid="001df3c8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e1b1"/>
    </style:style>
    <style:style style:name="T5" style:family="text">
      <style:text-properties style:text-underline-style="none" officeooo:rsid="00247cf0"/>
    </style:style>
    <style:style style:name="T6" style:family="text">
      <style:text-properties style:text-underline-style="none" officeooo:rsid="00257c2d"/>
    </style:style>
    <style:style style:name="T7" style:family="text">
      <style:text-properties officeooo:rsid="00200195"/>
    </style:style>
    <style:style style:name="T8" style:family="text">
      <style:text-properties officeooo:rsid="0025dcc6"/>
    </style:style>
    <style:style style:name="T9" style:family="text">
      <style:text-properties officeooo:rsid="002665cf"/>
    </style:style>
    <style:style style:name="T10" style:family="text">
      <style:text-properties officeooo:rsid="002806a1"/>
    </style:style>
    <style:style style:name="T11" style:family="text">
      <style:text-properties officeooo:rsid="002ac1ed"/>
    </style:style>
    <style:style style:name="T12" style:family="text">
      <style:text-properties officeooo:rsid="002d15b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histoire des ordinateur quantique</text:p>
      <text:p text:style-name="P1"/>
      <text:p text:style-name="P1"/>
      <text:p text:style-name="P5"/>
      <text:p text:style-name="P4"/>
      <text:p text:style-name="P4"/>
      <text:list xml:id="list1067268187" text:style-name="L1">
        <text:list-item>
          <text:p text:style-name="P6">Tong quan ve vat ly</text:p>
        </text:list-item>
        <text:list-item>
          <text:p text:style-name="P9"><text:span text:style-name="T1">Introduction histoire </text:span><text:span text:style-name="T2">de</text:span><text:span text:style-name="T1"> </text:span><text:a xlink:type="simple" xlink:href="https://fr.wikipedia.org/wiki/Physique_quantique" office:name="info on wiki" office:target-frame-name="_blank" xlink:show="new" text:style-name="Internet_20_link" text:visited-style-name="Visited_20_Internet_20_Link"><text:span text:style-name="T1">physique quantique</text:span></text:a><text:span text:style-name="T1">.</text:span></text:p>
          <text:list>
            <text:list-item>
              <text:p text:style-name="P7"><text:s/>thoi hy lap, khai niem phan tu </text:p>
              <text:list>
                <text:list-item>
                  <text:p text:style-name="P12">Il y a longtemps, les anciens philosophes grecs et indiens ont évoqué le concept d’atome</text:p>
                </text:list-item>
              </text:list>
            </text:list-item>
            <text:list-item>
              <text:p text:style-name="P8">khai niem nguyen tu, su phat hien cua <text:span text:style-name="T12">Joseph John Thomson 1897 ve</text:span> electron va cac hat vi mo kha<text:span text:style-name="T11">c</text:span></text:p>
            </text:list-item>
            <text:list-item>
              <text:p text:style-name="P6"><text:s/>ban chat cua anh sang : </text:p>
              <text:list>
                <text:list-item>
                  <text:p text:style-name="P6"><text:span text:style-name="T9">1801 </text:span>la song -- <text:span text:style-name="T9">Thomas Young</text:span></text:p>
                </text:list-item>
                <text:list-item>
                  <text:p text:style-name="P6"><text:span text:style-name="T9">1923 </text:span>la hat -- <text:span text:style-name="T10">experiment</text:span></text:p>
                </text:list-item>
                <text:list-item>
                  <text:p text:style-name="P13">1961 vua song vua hat</text:p>
                </text:list-item>
              </text:list>
            </text:list-item>
            <text:list-item>
              <text:p text:style-name="P6">phat hien cac tinh chat ky la cua cac hat be</text:p>
            </text:list-item>
            <text:list-item>
              <text:p text:style-name="P6">ung dung tinh chat cac hat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102543804698" text:continue-numbering="true" text:style-name="L1">
        <text:list-item>
          <text:p text:style-name="P10"><text:span text:style-name="T1">Introduction </text:span><text:a xlink:type="simple" xlink:href="https://fr.wikipedia.org/wiki/Histoire_des_ordinateurs" office:name="info on wiki" office:target-frame-name="_blank" xlink:show="new" text:style-name="Internet_20_link" text:visited-style-name="Visited_20_Internet_20_Link">histoire des ordinateurs</text:a><text:span text:style-name="T4">.</text:span></text:p>
          <text:list>
            <text:list-item>
              <text:p text:style-name="P14"><text:span text:style-name="T4">1</text:span><text:span text:style-name="T3">822 may phan tich dau tien</text:span></text:p>
            </text:list-item>
            <text:list-item>
              <text:p text:style-name="P15">1930 may tinh dien tu dau tien <text:span text:style-name="T8">su dung bong den bat tat de tinh tang tinh toan</text:span></text:p>
            </text:list-item>
            <text:list-item>
              <text:p text:style-name="P16"><text:span text:style-name="T5">1947 </text:span><text:span text:style-name="T4">t</text:span><text:span text:style-name="T3">ransitor </text:span><text:span text:style-name="T5">dc phat minh → </text:span><text:span text:style-name="T6">may tinh tro nen nho hon</text:span></text:p>
            </text:list-item>
          </text:list>
        </text:list-item>
      </text:list>
      <text:p text:style-name="P3"><text:tab/></text:p>
      <text:p text:style-name="P1"/>
      <text:p text:style-name="P1"/>
      <text:p text:style-name="P1"/>
      <text:list xml:id="list210103367189233" text:continue-numbering="true" text:style-name="L1">
        <text:list-item>
          <text:p text:style-name="P11"><text:span text:style-name="T7">Quick</text:span><text:span text:style-name="T1"> Introduction histoire des </text:span><text:a xlink:type="simple" xlink:href="https://fr.wikipedia.org/wiki/Ordinateur_quantique" office:name="info on wiki" office:target-frame-name="_blank" xlink:show="new" text:style-name="Internet_20_link" text:visited-style-name="Visited_20_Internet_20_Link"><text:span text:style-name="T1">ordinateur quantique</text:span></text:a><text:span text:style-name="T1">.</text:span></text:p>
          <text:list>
            <text:list-item>
              <text:p text:style-name="P6">May tinh luong tu nhu the nao</text:p>
              <text:list>
                <text:list-item>
                  <text:p text:style-name="P18">su khac biet giua bit va qubit</text:p>
                </text:list-item>
                <text:list-item>
                  <text:p text:style-name="P18">nguyen ly chong chat</text:p>
                </text:list-item>
              </text:list>
            </text:list-item>
            <text:list-item>
              <text:p text:style-name="P6">tai sao lai can may tinh luong tu</text:p>
            </text:list-item>
            <text:list-item>
              <text:p text:style-name="P17">tuong lai cua may tinh luong tus</text:p>
            </text:list-item>
          </text:list>
          <text:p text:style-name="P1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5:46:18.086741662</meta:creation-date>
    <dc:date>2023-04-17T21:01:01.173164706</dc:date>
    <meta:editing-duration>PT3H26M45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97" meta:character-count="912" meta:non-whitespace-character-count="753"/>
  </office:meta>
</office:document-meta>
</file>